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9.61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61" table:default-cell-style-name="ce3"/>
        <table:table-row table:style-name="ro1" table:number-rows-repeated="2">
          <table:table-cell table:number-columns-repeated="64"/>
        </table:table-row>
        <table:table-row table:style-name="ro1"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los Espinos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 asked not only the form, but all in the <text:span text:style-name="T1">fieldset</text:span>. That’s why not 1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go More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e fieldset is OK, but something had to be in the &lt;select&gt; tags.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rlie Ticer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l is very good, which I asked. Neither more, nor less.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drigo Longor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 asked not only the form, but all in the <text:span text:style-name="T1">fieldset</text:span>. That’s why not 100. Also, there is no options with &lt;select&gt; tags.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iel Ortiz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 asked not only the form, but all in the <text:span text:style-name="T1">fieldset</text:span>. That’s why not 100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yan Escobedo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 asked not only the form, but all in the <text:span text:style-name="T1">fieldset</text:span>. That’s why not 100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ctor Flor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 asked not only the form, but all in the <text:span text:style-name="T1">fieldset</text:span>. That’s why not 100. Also, there is no options with &lt;select&gt; tags.</text:p>
          </table:table-cell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berto Garcia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e fieldset is OK, but something had to be in the &lt;select&gt; tags.</text:p>
          </table:table-cell>
          <table:table-cell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turo Zamarrip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l is very good, which I asked. Neither more, nor less. The small thing is the &lt;fieldset&gt;: You could define it by &lt;legend&gt; tags.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o Lueva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 asked not only the form, but all in the <text:span text:style-name="T1">fieldset</text:span>. That’s why not 100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talina Cantu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 Form Submission options, No &lt;fieldset&gt;, No &lt;select&gt; tags. Just the view.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jandro Alcoser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 asked not only the form, but all in the <text:span text:style-name="T1">fieldset</text:span>. That’s why not 100. Also, there is no number range.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se Ri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 Screenshots, No &lt;fieldset&gt;, No &lt;select&gt; tags. Also, the form doesn’t display/submit data properly.</text:p>
          </table:table-cell>
          <table:table-cell office:value-type="float" office:value="13" calcext:value-type="float">
            <text:p>13</text:p>
          </table:table-cell>
          <table:table-cell table:number-columns-repeated="60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23:47:35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08T23:47:50.244000000</dc:date>
    <meta:editing-duration>PT1H7M24S</meta:editing-duration>
    <meta:editing-cycles>36</meta:editing-cycles>
    <meta:document-statistic meta:table-count="1" meta:cell-count="55" meta:object-count="0"/>
  </office:meta>
</office:document-meta>
</file>